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24T00:00:00" table:style-name="ce3">
            <text:p>03/24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number-rows-repeated="104681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3-24T14:29:52Z</dc:date>
    <meta:editing-cycles>129</meta:editing-cycles>
    <meta:editing-duration>PT11400S</meta:editing-duration>
  </office:meta>
</office:document-meta>
</file>